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11144d" officeooo:paragraph-rsid="00195509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11144d" officeooo:paragraph-rsid="0019d1e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0a3f84" officeooo:paragraph-rsid="0019550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232559" officeooo:paragraph-rsid="0019550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Lato Medium" fo:font-size="12pt" fo:font-weight="normal" officeooo:rsid="000a3f84" officeooo:paragraph-rsid="0019550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Lato Medium" fo:font-size="12pt" officeooo:rsid="000a3f84" officeooo:paragraph-rsid="00195509" style:font-size-asian="12pt" style:font-size-complex="12pt"/>
    </style:style>
    <style:style style:name="T1" style:family="text">
      <style:text-properties style:font-name="source-code-pro" officeooo:rsid="000c2f15"/>
    </style:style>
    <style:style style:name="T2" style:family="text">
      <style:text-properties style:font-name="source-code-pro" officeooo:rsid="000dcac6"/>
    </style:style>
    <style:style style:name="T3" style:family="text">
      <style:text-properties style:font-name="source-code-pro" fo:font-size="10.5pt" officeooo:rsid="00279288"/>
    </style:style>
    <style:style style:name="T4" style:family="text">
      <style:text-properties style:font-name="source-code-pro" fo:font-size="10.5pt" officeooo:rsid="0028f462"/>
    </style:style>
    <style:style style:name="T5" style:family="text">
      <style:text-properties style:font-name="source-code-pro" fo:font-size="10.5pt" officeooo:rsid="000dcac6"/>
    </style:style>
    <style:style style:name="T6" style:family="text">
      <style:text-properties style:font-name="source-code-pro" fo:font-size="10.5pt" officeooo:rsid="000e15db"/>
    </style:style>
    <style:style style:name="T7" style:family="text">
      <style:text-properties style:font-name="source-code-pro" fo:font-size="10.5pt" officeooo:rsid="00195509"/>
    </style:style>
    <style:style style:name="T8" style:family="text">
      <style:text-properties style:font-name="source-code-pro" fo:font-size="10.5pt" officeooo:rsid="0019d1ec"/>
    </style:style>
    <style:style style:name="T9" style:family="text">
      <style:text-properties fo:font-variant="normal" fo:text-transform="none" fo:color="#5c2699" loext:opacity="100%" fo:letter-spacing="normal" fo:font-style="normal"/>
    </style:style>
    <style:style style:name="T10" style:family="text">
      <style:text-properties fo:font-variant="normal" fo:text-transform="none" fo:color="#242424" loext:opacity="100%" fo:letter-spacing="normal"/>
    </style:style>
    <style:style style:name="T11" style:family="text">
      <style:text-properties fo:font-variant="normal" fo:text-transform="none" fo:color="#242424" loext:opacity="100%" fo:letter-spacing="normal" fo:font-style="normal"/>
    </style:style>
    <style:style style:name="T12" style:family="text">
      <style:text-properties fo:font-variant="normal" fo:text-transform="none" fo:color="#242424" loext:opacity="100%" fo:letter-spacing="normal" fo:font-style="normal" officeooo:rsid="000f4b47"/>
    </style:style>
    <style:style style:name="T13" style:family="text">
      <style:text-properties fo:font-variant="normal" fo:text-transform="none" fo:color="#242424" loext:opacity="100%" fo:letter-spacing="normal" fo:font-style="normal" officeooo:rsid="0012d855"/>
    </style:style>
    <style:style style:name="T14" style:family="text">
      <style:text-properties fo:font-variant="normal" fo:text-transform="none" fo:color="#242424" loext:opacity="100%" fo:letter-spacing="normal" fo:font-style="normal" officeooo:rsid="0028f462"/>
    </style:style>
    <style:style style:name="T15" style:family="text">
      <style:text-properties fo:font-variant="normal" fo:text-transform="none" fo:color="#242424" loext:opacity="100%" fo:letter-spacing="normal" fo:font-style="normal" officeooo:rsid="0016ec9f"/>
    </style:style>
    <style:style style:name="T16" style:family="text">
      <style:text-properties fo:font-variant="normal" fo:text-transform="none" fo:color="#242424" loext:opacity="100%" fo:letter-spacing="normal" fo:font-style="normal" officeooo:rsid="000dcac6"/>
    </style:style>
    <style:style style:name="T17" style:family="text">
      <style:text-properties fo:font-variant="normal" fo:text-transform="none" fo:color="#242424" loext:opacity="100%" fo:letter-spacing="normal" fo:font-style="normal" officeooo:rsid="0012a11b"/>
    </style:style>
    <style:style style:name="T18" style:family="text">
      <style:text-properties fo:font-variant="normal" fo:text-transform="none" fo:color="#242424" loext:opacity="100%" fo:letter-spacing="normal" fo:font-style="normal" fo:font-weight="normal"/>
    </style:style>
    <style:style style:name="T19" style:family="text">
      <style:text-properties fo:font-variant="normal" fo:text-transform="none" fo:color="#242424" loext:opacity="100%" fo:letter-spacing="normal" fo:font-style="normal" fo:font-weight="normal" officeooo:rsid="000f1497"/>
    </style:style>
    <style:style style:name="T20" style:family="text">
      <style:text-properties fo:font-variant="normal" fo:text-transform="none" fo:color="#242424" loext:opacity="100%" fo:letter-spacing="normal" fo:font-style="normal" fo:font-weight="normal" officeooo:rsid="000f6adf"/>
    </style:style>
    <style:style style:name="T21" style:family="text">
      <style:text-properties fo:font-variant="normal" fo:text-transform="none" fo:color="#242424" loext:opacity="100%" fo:letter-spacing="normal" fo:font-style="normal" fo:font-weight="normal" officeooo:rsid="000dcac6"/>
    </style:style>
    <style:style style:name="T22" style:family="text">
      <style:text-properties fo:font-variant="normal" fo:text-transform="none" fo:color="#242424" loext:opacity="100%" fo:letter-spacing="normal" fo:font-style="normal" officeooo:rsid="0020ec2b"/>
    </style:style>
    <style:style style:name="T23" style:family="text">
      <style:text-properties fo:font-variant="normal" fo:text-transform="none" fo:color="#242424" loext:opacity="100%" fo:letter-spacing="normal" fo:font-style="normal" officeooo:rsid="001e1c5c"/>
    </style:style>
    <style:style style:name="T24" style:family="text">
      <style:text-properties fo:font-variant="normal" fo:text-transform="none" fo:color="#242424" loext:opacity="100%" fo:letter-spacing="normal" fo:font-style="normal" officeooo:rsid="000c2f15"/>
    </style:style>
    <style:style style:name="T25" style:family="text">
      <style:text-properties fo:font-variant="normal" fo:text-transform="none" fo:color="#242424" loext:opacity="100%" fo:letter-spacing="normal" fo:font-style="normal" officeooo:rsid="00195509"/>
    </style:style>
    <style:style style:name="T26" style:family="text">
      <style:text-properties fo:font-variant="normal" fo:text-transform="none" fo:color="#242424" loext:opacity="100%" fo:letter-spacing="normal" fo:font-style="normal" officeooo:rsid="0019d1ec"/>
    </style:style>
    <style:style style:name="T27" style:family="text">
      <style:text-properties fo:font-variant="normal" fo:text-transform="none" fo:color="#242424" loext:opacity="100%" fo:letter-spacing="normal" fo:font-style="normal" officeooo:rsid="001badf0"/>
    </style:style>
    <style:style style:name="T28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279288" style:font-weight-asian="normal" style:font-weight-complex="normal"/>
    </style:style>
    <style:style style:name="T29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28f462" style:font-weight-asian="normal" style:font-weight-complex="normal"/>
    </style:style>
    <style:style style:name="T30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6ec9f" style:font-weight-asian="normal" style:font-weight-complex="normal"/>
    </style:style>
    <style:style style:name="T31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95509" style:font-weight-asian="normal" style:font-weight-complex="normal"/>
    </style:style>
    <style:style style:name="T32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9d1ec" style:font-weight-asian="normal" style:font-weight-complex="normal"/>
    </style:style>
    <style:style style:name="T33" style:family="text">
      <style:text-properties fo:font-variant="normal" fo:text-transform="none" fo:color="#242424" loext:opacity="100%" style:font-name="source-code-pro" fo:font-size="10.5pt" fo:letter-spacing="normal" fo:font-style="normal" officeooo:rsid="00279288"/>
    </style:style>
    <style:style style:name="T34" style:family="text">
      <style:text-properties fo:font-variant="normal" fo:text-transform="none" fo:color="#242424" loext:opacity="100%" style:font-name="source-code-pro" fo:font-size="10.5pt" fo:letter-spacing="normal" fo:font-style="normal" officeooo:rsid="0028f462"/>
    </style:style>
    <style:style style:name="T35" style:family="text">
      <style:text-properties fo:font-variant="normal" fo:text-transform="none" fo:color="#242424" loext:opacity="100%" style:font-name="source-code-pro" fo:font-size="10.5pt" fo:letter-spacing="normal" fo:font-style="normal" officeooo:rsid="00195509"/>
    </style:style>
    <style:style style:name="T36" style:family="text">
      <style:text-properties fo:font-variant="normal" fo:text-transform="none" fo:color="#242424" loext:opacity="100%" style:font-name="source-code-pro" fo:font-size="10.5pt" fo:letter-spacing="normal" fo:font-style="normal" officeooo:rsid="0019d1ec"/>
    </style:style>
    <style:style style:name="T37" style:family="text">
      <style:text-properties officeooo:rsid="000dcac6"/>
    </style:style>
    <style:style style:name="T38" style:family="text">
      <style:text-properties officeooo:rsid="000f6adf"/>
    </style:style>
    <style:style style:name="T39" style:family="text">
      <style:text-properties officeooo:rsid="000a3f84"/>
    </style:style>
    <style:style style:name="T40" style:family="text">
      <style:text-properties officeooo:rsid="000fdb3e"/>
    </style:style>
    <style:style style:name="T41" style:family="text">
      <style:text-properties officeooo:rsid="0019d1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9">export</text:span><text:span text:style-name="T10"> </text:span><text:span text:style-name="T12">WANDB_PROJECT=</text:span><text:span text:style-name="T13">l</text:span><text:span text:style-name="T14">ayered_model_</text:span><text:span text:style-name="T25">11</text:span><text:span text:style-name="T14">_</text:span><text:span text:style-name="T26">REFRESH_FOUR</text:span><text:span text:style-name="T27">_v2</text:span></text:p>
      <text:p text:style-name="P6"><text:tab/><text:span text:style-name="T18">python3 </text:span><text:span text:style-name="T19">q</text:span><text:span text:style-name="T18">lora.py \</text:span><text:line-break/><text:tab/><text:span text:style-name="T18">--model_name_or_path </text:span><text:span text:style-name="T20">merged_</text:span><text:span text:style-name="T18">models/</text:span><text:span text:style-name="T21">l</text:span><text:span text:style-name="T28">ayered_model</text:span><text:span text:style-name="T32">s</text:span><text:span text:style-name="T28">/</text:span><text:span text:style-name="T29">layered_model_</text:span><text:span text:style-name="T31">10</text:span><text:span text:style-name="T30">_</text:span><text:span text:style-name="T31">Fouls</text:span> \</text:p>
      <text:p text:style-name="P5"><text:span text:style-name="T11"><text:tab/>--output_dir ./output/</text:span><text:span text:style-name="T16">l</text:span><text:span text:style-name="T33">ayered_models/</text:span><text:span text:style-name="T34">layered_model_</text:span><text:span text:style-name="T35">11_</text:span><text:span text:style-name="T36">REFRESH_FOUR</text:span><text:span text:style-name="T35"> </text:span><text:span text:style-name="T11">\</text:span><text:line-break/><text:tab/><text:span text:style-name="T11">--logging_steps 10 \</text:span><text:line-break/><text:tab/><text:span text:style-name="T11">--save_strategy steps \</text:span><text:line-break/><text:tab/><text:span text:style-name="T11">--data_seed 42 \</text:span><text:line-break/><text:tab/><text:span text:style-name="T11">--save_steps 500 \</text:span><text:line-break/><text:tab/><text:span text:style-name="T11">--save_total_limit </text:span><text:span text:style-name="T12">2</text:span><text:span text:style-name="T11">0 \</text:span><text:line-break/><text:tab/><text:span text:style-name="T11">--evaluation_strategy steps \</text:span><text:line-break/><text:tab/><text:span text:style-name="T11">--eval_dataset_size </text:span><text:span text:style-name="T25">21600</text:span><text:span text:style-name="T11">\</text:span><text:line-break/><text:tab/><text:span text:style-name="T11">--per_device_eval_batch_size 16 \</text:span><text:line-break/><text:tab/><text:span text:style-name="T11">--max_new_tokens 32 \</text:span><text:line-break/><text:tab/><text:span text:style-name="T11">--dataloader_num_workers 3 \</text:span><text:line-break/><text:tab/><text:span text:style-name="T11">--group_by_length \</text:span><text:line-break/><text:tab/><text:span text:style-name="T11">--logging_strategy steps \</text:span><text:line-break/><text:tab/><text:span text:style-name="T11">--remove_unused_columns False \</text:span><text:line-break/><text:tab/><text:span text:style-name="T11">--do_train </text:span><text:span text:style-name="T12">True</text:span><text:span text:style-name="T11">\</text:span><text:line-break/><text:tab/><text:span text:style-name="T11">--do_eval </text:span><text:span text:style-name="T12">True</text:span><text:span text:style-name="T11">\</text:span><text:line-break/><text:tab/><text:span text:style-name="T11">--do_mmlu_eval False \</text:span><text:line-break/><text:tab/><text:span text:style-name="T11">--lora_r 64 \</text:span><text:line-break/><text:tab/><text:span text:style-name="T11">--lora_alpha 16 \</text:span><text:line-break/><text:tab/><text:span text:style-name="T11">--lora_modules all \</text:span><text:line-break/><text:tab/><text:span text:style-name="T11">--double_quant \</text:span><text:line-break/><text:tab/><text:span text:style-name="T11">--quant_type nf4 </text:span><text:span text:style-name="T16">True</text:span><text:span text:style-name="T11">\</text:span><text:line-break/><text:tab/><text:span text:style-name="T11">--bf16 \</text:span><text:line-break/><text:tab/><text:span text:style-name="T11">--bits 4 \</text:span><text:line-break/><text:tab/><text:span text:style-name="T11">--warmup_ratio 0.03 \</text:span><text:line-break/><text:tab/><text:span text:style-name="T11">--lr_scheduler_type constant \</text:span><text:line-break/><text:tab/><text:span text:style-name="T11">--gradient_checkpointing \</text:span><text:line-break/><text:tab/><text:span text:style-name="T11">--dataset data/</text:span><text:span text:style-name="T16">layered_</text:span><text:span text:style-name="T26">model_</text:span><text:span text:style-name="T16">datasets/REFRESHERS/REFRESH_attempts_goals_subs</text:span><text:span text:style-name="T17">_offsides</text:span><text:span text:style-name="T15">_cards_corners</text:span><text:span text:style-name="T25">_fouls</text:span><text:span text:style-name="T16">.j</text:span><text:span text:style-name="T22">sonl </text:span><text:span text:style-name="T23">\</text:span><text:line-break/><text:tab/><text:span text:style-name="T11">--dataset_format oasst1 \</text:span><text:line-break/><text:soft-page-break/><text:tab/><text:span text:style-name="T11">--source_max_len 16 \</text:span><text:line-break/><text:tab/><text:span text:style-name="T11">--target_max_len 512 \</text:span><text:line-break/><text:tab/><text:span text:style-name="T11">--per_device_train_batch_size 16 \</text:span><text:line-break/><text:tab/><text:span text:style-name="T11">--gradient_accumulation_steps 1 \</text:span><text:line-break/><text:tab/><text:span text:style-name="T11">--max_steps </text:span><text:span text:style-name="T25">5400</text:span><text:span text:style-name="T11"> \</text:span><text:line-break/><text:tab/><text:span text:style-name="T11">--eval_steps </text:span><text:span text:style-name="T25">540</text:span><text:span text:style-name="T11"> \</text:span><text:line-break/><text:tab/><text:span text:style-name="T11">--learning_rate 0.000</text:span><text:span text:style-name="T24">1</text:span><text:span text:style-name="T11"> \</text:span><text:line-break/><text:tab/><text:span text:style-name="T11">--adam_beta2 0.999 \</text:span><text:line-break/><text:tab/><text:span text:style-name="T11">--max_grad_norm 0.3 \</text:span><text:line-break/><text:tab/><text:span text:style-name="T11">--lora_dropout 0.1 \</text:span><text:line-break/><text:tab/><text:span text:style-name="T11">--weight_decay 0.0 \</text:span><text:line-break/><text:tab/><text:span text:style-name="T11">--seed 0 \</text:span><text:line-break/><text:tab/><text:span text:style-name="T11">--report_to wandb </text:span></text:p>
      <text:p text:style-name="P3"/>
      <text:p text:style-name="P4">Merge:</text:p>
      <text:p text:style-name="P4"/>
      <text:p text:style-name="P1">python3 merge_peft_adapters.py <text:span text:style-name="T37">\</text:span></text:p>
      <text:p text:style-name="P1">--device cpu <text:span text:style-name="T37">\</text:span></text:p>
      <text:p text:style-name="P1">--base_model_name_or_path <text:span text:style-name="T38">merged_</text:span><text:span text:style-name="T39">models/</text:span><text:span text:style-name="T37">l</text:span><text:span text:style-name="T3">ayered_model</text:span><text:span text:style-name="T8">s</text:span><text:span text:style-name="T3">/</text:span><text:span text:style-name="T4">layered_model_</text:span><text:span text:style-name="T7">10</text:span><text:span text:style-name="T4">_</text:span><text:span text:style-name="T7">Fouls </text:span><text:span text:style-name="T37">\</text:span></text:p>
      <text:p text:style-name="P2">--peft_model_path ./output/<text:span text:style-name="T37">l</text:span><text:span text:style-name="T3">ayered_models/</text:span><text:span text:style-name="T4">layered_model_</text:span><text:span text:style-name="T8">11</text:span><text:span text:style-name="T4">_</text:span><text:span text:style-name="T5">REFRESH_</text:span><text:span text:style-name="T8">FOUR</text:span><text:span text:style-name="T5">/</text:span>checkpoint-<text:span text:style-name="T41">50</text:span><text:span text:style-name="T40">00</text:span>/adapter_model <text:span text:style-name="T5"><text:s/></text:span><text:span text:style-name="T6">\</text:span></text:p>
      <text:p text:style-name="P1"><text:span text:style-name="T1">--output_dir ./merged_models/</text:span><text:span text:style-name="T2">l</text:span><text:span text:style-name="T3">ayered_models/</text:span><text:span text:style-name="T4">layered_model_</text:span><text:span text:style-name="T7">11</text:span><text:span text:style-name="T4">_</text:span><text:span text:style-name="T8">REFRESH_FOU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1T12:59:56.647529326</meta:creation-date>
    <meta:generator>LibreOffice/7.6.2.1$Linux_X86_64 LibreOffice_project/9d0b4c0791fc17bc4181a67fd90c5aaed576d1c0</meta:generator>
    <dc:date>2023-11-07T21:34:29.290040265</dc:date>
    <meta:editing-duration>PT3H58M6S</meta:editing-duration>
    <meta:editing-cycles>5</meta:editing-cycles>
    <meta:document-statistic meta:table-count="0" meta:image-count="0" meta:object-count="0" meta:page-count="2" meta:paragraph-count="9" meta:word-count="188" meta:character-count="1573" meta:non-whitespace-character-count="1395"/>
  </office:meta>
</office:document-meta>
</file>